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32.29166mm" fo:page-width="264.5833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66" draw:opacity="100.0%" draw:stroke="none"/>
    </style:style>
    <style:style style:family="graphic" style:name="style-3">
      <style:graphic-properties draw:fill="solid" draw:fill-color="#ffffff" draw:opacity="100.0%" draw:stroke="none"/>
    </style:style>
    <style:style style:family="graphic" style:name="style-4">
      <style:graphic-properties draw:fill="solid" draw:fill-color="#ffffff" draw:opacity="100.0%" draw:stroke="none"/>
    </style:style>
    <style:style style:family="graphic" style:name="style-5">
      <style:graphic-properties draw:fill="solid" draw:fill-color="#cc0000" draw:opacity="100.0%" draw:stroke="none"/>
    </style:style>
    <style:style style:family="graphic" style:name="style-6">
      <style:graphic-properties draw:fill="solid" draw:fill-color="#cc0000" draw:opacity="100.0%" draw:stroke="none"/>
    </style:style>
  </office:automatic-styles>
  <office:body>
    <office:drawing>
      <draw:page draw:master-page-name="Default" draw:name="page1" draw:style-name="DP1">
        <draw:g draw:id="svg1">
          <draw:g draw:id="g578">
            <draw:rect svg:height="132.29169mm" draw:style-name="style-2" svg:width="264.58337mm" svg:x="0.0mm" svg:y="0.0mm"/>
            <draw:g draw:id="g584">
              <draw:path svg:d="M 0.0 0.0 L 0.0 1479.0652 L 23500.207 13229.169 L 26458.338 13229.169 L 26458.338 11750.104 L 2958.1304 0.0 L 0.0 0.0 z M 26458.338 0.0 L 26458.338 1479.0431 L 2958.1304 13229.169 L 0.0 13229.169 L 0.0 11750.06 L 23500.207 0.0 L 26458.338 0.0 z" svg:height="132.29169mm" draw:style-name="style-3" svg:viewBox="0.0 0.0 26458.338 13229.169" svg:width="264.58337mm" svg:x="0.0mm" svg:y="0.0mm"/>
              <draw:path svg:d="M 11024.307 0.0 L 11024.307 13229.169 L 15434.03 13229.169 L 15434.03 0.0 L 11024.307 0.0 z M 0.0 4409.7227 L 0.0 8819.445 L 26458.338 8819.445 L 26458.338 4409.7227 L 0.0 4409.7227 z" svg:height="132.29169mm" draw:style-name="style-4" svg:viewBox="0.0 0.0 26458.338 13229.169" svg:width="264.58337mm" svg:x="0.0mm" svg:y="0.0mm"/>
              <draw:path svg:d="M 0.0 5291.6675 L 0.0 7937.501 L 26458.338 7937.501 L 26458.338 5291.6675 L 0.0 5291.6675 z M 11906.252 0.0 L 11906.252 13229.169 L 14552.085 13229.169 L 14552.085 0.0 L 11906.252 0.0 z" svg:height="132.29169mm" draw:style-name="style-5" svg:viewBox="0.0 0.0 26458.338 13229.169" svg:width="264.58337mm" svg:x="0.0mm" svg:y="0.0mm"/>
              <draw:path svg:d="M 0.0 13229.169 L 8819.445 8819.445 L 10791.518 8819.445 L 1972.0897 13229.169 L 0.0 13229.169 z M 0.0 0.0 L 8819.445 4409.7227 L 6847.3735 4409.7227 L 0.0 986.04486 L 0.0 0.0 z M 15666.819 4409.7227 L 24486.266 0.0 L 26458.338 0.0 L 17638.89 4409.7227 L 15666.819 4409.7227 z M 26458.338 13229.169 L 17638.89 8819.445 L 19610.963 8819.445 L 26458.338 12243.11 L 26458.338 13229.169 z" svg:height="132.29169mm" draw:style-name="style-6" svg:viewBox="0.0 0.0 26458.338 13229.169" svg:width="264.58337mm" svg:x="0.0mm" svg:y="0.0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32.29166mm" fo:page-width="264.5833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